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28494" officeooo:paragraph-rsid="00128494"/>
    </style:style>
    <style:style style:name="P2" style:family="paragraph" style:parent-style-name="Standard">
      <style:text-properties officeooo:rsid="00128494" officeooo:paragraph-rsid="00128494"/>
    </style:style>
    <style:style style:name="P3" style:family="paragraph" style:parent-style-name="Text_20_body">
      <style:text-properties officeooo:rsid="00128494" officeooo:paragraph-rsid="00128494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ep 1: Create a new user and grant privileges</text:p>
      <text:p text:style-name="Standard"/>
      <text:p text:style-name="P2">Code:</text:p>
      <text:p text:style-name="P2"/>
      <text:p text:style-name="P2">-- Create a new user</text:p>
      <text:p text:style-name="P2">CREATE USER new_user WITH PASSWORD 'your_password';</text:p>
      <text:p text:style-name="P2"/>
      <text:p text:style-name="P2">-- Grant privileges to the user</text:p>
      <text:p text:style-name="P2">GRANT SELECT, INSERT, UPDATE ON your_table TO new_user;</text:p>
      <text:p text:style-name="P2"/>
      <text:p text:style-name="P2">Replace <text:span text:style-name="Source_20_Text">your_table</text:span> with the actual table name you want to grant privileges on.</text:p>
      <text:p text:style-name="P2"/>
      <text:p text:style-name="P3">Step 2: Script to revoke privileges and drop the user</text:p>
      <text:p text:style-name="Text_20_body">Now, let's create a script that revokes specific privileges from the user and then drops the user.</text:p>
      <text:p text:style-name="P2">Code:</text:p>
      <text:p text:style-name="P2"/>
      <text:p text:style-name="P2">-- Revoke privileges from the user</text:p>
      <text:p text:style-name="P2">REVOKE UPDATE ON your_table FROM new_user;</text:p>
      <text:p text:style-name="P2"/>
      <text:p text:style-name="P2">-- Drop the user</text:p>
      <text:p text:style-name="P2">DROP USER new_user;</text:p>
      <text:p text:style-name="P2"/>
      <text:h text:style-name="P1" text:outline-level="3">Explanation:</text:h>
      <text:list xml:id="list1421908256" text:style-name="L1">
        <text:list-item>
          <text:p text:style-name="P5"><text:span text:style-name="Strong_20_Emphasis">CREATE USER</text:span>: This command creates a new database user with the specified username (<text:span text:style-name="Source_20_Text">new_user</text:span>) and assigns a password (<text:span text:style-name="Source_20_Text">your_password</text:span>).</text:p>
        </text:list-item>
        <text:list-item>
          <text:p text:style-name="P5"><text:span text:style-name="Strong_20_Emphasis">GRANT</text:span>: Grants specific privileges (<text:span text:style-name="Source_20_Text">SELECT</text:span>, <text:span text:style-name="Source_20_Text">INSERT</text:span>, <text:span text:style-name="Source_20_Text">UPDATE</text:span> in this example) on a table (<text:span text:style-name="Source_20_Text">your_table</text:span>) to the user (<text:span text:style-name="Source_20_Text">new_user</text:span>).</text:p>
        </text:list-item>
        <text:list-item>
          <text:p text:style-name="P5"><text:span text:style-name="Strong_20_Emphasis">REVOKE</text:span>: Removes specific privileges (<text:span text:style-name="Source_20_Text">UPDATE</text:span> in this case) from the user on the specified table.</text:p>
        </text:list-item>
        <text:list-item>
          <text:p text:style-name="P4"><text:span text:style-name="Strong_20_Emphasis">DROP USER</text:span>: Deletes the user (<text:span text:style-name="Source_20_Text">new_user</text:span>) from the database.</text:p>
        </text:list-item>
      </text:list>
      <text:p text:style-name="P2">Make sure to adjust <text:span text:style-name="Source_20_Text">your_table</text:span>, <text:span text:style-name="Source_20_Text">new_user</text:span>, and the list of privileges (<text:span text:style-name="Source_20_Text">SELECT</text:span>, <text:span text:style-name="Source_20_Text">INSERT</text:span>, <text:span text:style-name="Source_20_Text">UPDATE</text:span>) to fit specific require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1:43:14.524736372</meta:creation-date>
    <dc:date>2024-06-23T21:49:14.632357157</dc:date>
    <meta:editing-duration>PT6M1S</meta:editing-duration>
    <meta:editing-cycles>1</meta:editing-cycles>
    <meta:document-statistic meta:table-count="0" meta:image-count="0" meta:object-count="0" meta:page-count="1" meta:paragraph-count="20" meta:word-count="179" meta:character-count="1098" meta:non-whitespace-character-count="943"/>
    <meta:generator>LibreOffice/7.3.7.2$Linux_X86_64 LibreOffice_project/30$Build-2</meta:generator>
  </office:meta>
</office:document-meta>
</file>